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1.05cm" fo:min-width="9.1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813cm" fo:min-width="4.501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width="0.028cm" svg:stroke-color="#ffffff" draw:marker-start="" draw:marker-start-width="0.242cm" draw:marker-end="" draw:marker-end-width="0.242cm" svg:stroke-opacity="100%" draw:fill="solid" draw:fill-color="#66ccff" draw:opacity="23%" draw:textarea-horizontal-align="justify" draw:textarea-vertical-align="middle" draw:auto-grow-height="false" fo:min-height="20.022cm" fo:min-width="17.672cm" fo:padding-top="0.139cm" fo:padding-bottom="0.139cm" fo:padding-left="0.264cm" fo:padding-right="0.264cm" draw:shadow="visible" draw:shadow-opacity="100%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8.2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2.8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3.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05cm" fo:min-width="16.9cm"/>
    </style:style>
    <style:style style:name="gr12" style:family="graphic" style:parent-style-name="standard">
      <style:graphic-properties draw:textarea-horizontal-align="justify" draw:textarea-vertical-align="middle" draw:auto-grow-height="false" fo:min-height="1.65cm" fo:min-width="11.6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66ccff" draw:opacity="23%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9.6cm" svg:height="1.3cm" svg:x="5.2cm" svg:y="9cm">
          <text:p text:style-name="P1">CRUD REST API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cm" svg:height="1.9cm" svg:x="1.2cm" svg:y="12.4cm">
          <text:p text:style-name="P1">Ge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1.9cm" svg:x="5.7cm" svg:y="12.4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cm" svg:height="1.9cm" svg:x="10.1cm" svg:y="12.4cm">
          <text:p text:style-name="P1">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cm" svg:height="1.9cm" svg:x="14.7cm" svg:y="12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5cm" svg:height="1.8cm" svg:x="3.7cm" svg:y="16cm">
          <text:p text:style-name="P1">All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8cm" svg:height="1.8cm" svg:x="1.6cm" svg:y="15.8cm">
          <text:p text:style-name="P1">By id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8cm" svg:height="1.8cm" svg:x="15.3cm" svg:y="15.9cm">
          <text:p text:style-name="P1">By id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cm" svg:height="3.3cm" svg:x="7.6cm" svg:y="22.5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3" draw:layer="layout" svg:x1="2.5cm" svg:y1="17.6cm" svg:x2="10.1cm" svg:y2="22.5cm" draw:start-shape="id1" draw:start-glue-point="2" draw:end-shape="id2" draw:end-glue-point="5" svg:d="M2500 17600v2450h7600v2450" svg:viewBox="0 0 7601 4901">
          <text:p/>
        </draw:connector>
        <draw:connector draw:style-name="gr6" draw:text-style-name="P3" draw:layer="layout" svg:x1="4.45cm" svg:y1="17.8cm" svg:x2="10.1cm" svg:y2="22.5cm" draw:start-shape="id3" draw:start-glue-point="2" draw:end-shape="id2" draw:end-glue-point="5" svg:d="M4450 17800v2350h5650v2350" svg:viewBox="0 0 5651 4701">
          <text:p/>
        </draw:connector>
        <draw:connector draw:style-name="gr6" draw:text-style-name="P3" draw:layer="layout" svg:x1="7.7cm" svg:y1="14.3cm" svg:x2="10.1cm" svg:y2="22.5cm" draw:start-shape="id4" draw:start-glue-point="2" draw:end-shape="id2" draw:end-glue-point="5" svg:d="M7700 14300v4100h2400v4100" svg:viewBox="0 0 2401 8201">
          <text:p/>
        </draw:connector>
        <draw:connector draw:style-name="gr6" draw:text-style-name="P3" draw:layer="layout" svg:x1="12.1cm" svg:y1="14.3cm" svg:x2="10.1cm" svg:y2="22.5cm" draw:start-shape="id5" draw:start-glue-point="2" draw:end-shape="id2" draw:end-glue-point="5" svg:d="M12100 14300v4100h-2000v4100" svg:viewBox="0 0 2001 8201">
          <text:p/>
        </draw:connector>
        <draw:connector draw:style-name="gr6" draw:text-style-name="P3" draw:layer="layout" svg:x1="16.7cm" svg:y1="14.3cm" svg:x2="16.2cm" svg:y2="15.9cm" draw:start-shape="id6" draw:start-glue-point="2" draw:end-shape="id7" draw:end-glue-point="0" svg:d="M16700 14300v800h-500v800" svg:viewBox="0 0 501 1601">
          <text:p/>
        </draw:connector>
        <draw:connector draw:style-name="gr6" draw:text-style-name="P3" draw:layer="layout" svg:x1="16.2cm" svg:y1="17.7cm" svg:x2="10.1cm" svg:y2="22.5cm" draw:start-shape="id7" draw:start-glue-point="2" draw:end-shape="id2" draw:end-glue-point="5" svg:d="M16200 17700v2400h-6100v2400" svg:viewBox="0 0 6101 4801">
          <text:p/>
        </draw:connector>
        <draw:connector draw:style-name="gr6" draw:text-style-name="P3" draw:layer="layout" svg:x1="10cm" svg:y1="10.3cm" svg:x2="3.2cm" svg:y2="12.4cm" draw:start-shape="id8" draw:start-glue-point="2" draw:end-shape="id9" svg:d="M10000 10300v1050h-6800v1050" svg:viewBox="0 0 6801 2101">
          <text:p/>
        </draw:connector>
        <draw:connector draw:style-name="gr6" draw:text-style-name="P3" draw:layer="layout" svg:x1="10cm" svg:y1="10.3cm" svg:x2="16.7cm" svg:y2="12.4cm" draw:start-shape="id8" draw:start-glue-point="2" draw:end-shape="id6" draw:end-glue-point="0" svg:d="M10000 10300v1050h6700v1050" svg:viewBox="0 0 6701 2101">
          <text:p/>
        </draw:connector>
        <draw:connector draw:style-name="gr6" draw:text-style-name="P3" draw:layer="layout" svg:x1="10cm" svg:y1="10.3cm" svg:x2="12.1cm" svg:y2="12.4cm" draw:start-shape="id8" draw:start-glue-point="2" draw:end-shape="id5" svg:d="M10000 10300v1050h2100v1050" svg:viewBox="0 0 2101 2101">
          <text:p/>
        </draw:connector>
        <draw:connector draw:style-name="gr6" draw:text-style-name="P3" draw:layer="layout" svg:x1="10cm" svg:y1="10.3cm" svg:x2="7.7cm" svg:y2="12.4cm" draw:start-shape="id8" draw:start-glue-point="2" draw:end-shape="id4" draw:end-glue-point="0" svg:d="M10000 10300v1050h-2300v1050" svg:viewBox="0 0 2301 2101">
          <text:p/>
        </draw:connector>
        <draw:connector draw:style-name="gr6" draw:text-style-name="P3" draw:layer="layout" svg:x1="3.2cm" svg:y1="14.3cm" svg:x2="2.5cm" svg:y2="15.8cm" draw:start-shape="id9" draw:start-glue-point="2" draw:end-shape="id1" draw:end-glue-point="0" svg:d="M3200 14300v750h-700v750" svg:viewBox="0 0 701 1501">
          <text:p/>
        </draw:connector>
        <draw:connector draw:style-name="gr6" draw:text-style-name="P3" draw:layer="layout" svg:x1="3.2cm" svg:y1="14.3cm" svg:x2="4.45cm" svg:y2="16cm" draw:start-shape="id9" draw:start-glue-point="2" draw:end-shape="id3" draw:end-glue-point="0" svg:d="M3200 14300v850h1250v850" svg:viewBox="0 0 1251 1701">
          <text:p/>
        </draw:connector>
        <draw:custom-shape draw:style-name="gr7" draw:text-style-name="P4" draw:layer="layout" svg:width="18.2cm" svg:height="20.3cm" svg:x="1cm" svg:y="6.8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7cm" svg:height="1.9cm" svg:x="6.2cm" svg:y="26.2cm">
          <text:p text:style-name="P1">Docker image</text:p>
          <draw:enhanced-geometry svg:viewBox="0 0 21600 21600" draw:type="rectangle" draw:enhanced-path="M 0 0 L 21600 0 21600 21600 0 21600 0 0 Z N"/>
        </draw:custom-shape>
        <draw:custom-shape draw:style-name="gr9" draw:text-style-name="P1" xml:id="id11" draw:id="id11" draw:layer="layout" svg:width="3.3cm" svg:height="0.6cm" svg:x="8cm" svg:y="7.7cm">
          <text:p text:style-name="P1">PORT:808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0" draw:id="id10" draw:layer="layout" svg:width="4cm" svg:height="0.6cm" svg:x="7.6cm" svg:y="4.8cm">
          <text:p text:style-name="P1">PORT:4615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6cm" svg:y1="5.4cm" svg:x2="9.65cm" svg:y2="7.7cm" draw:start-shape="id10" draw:start-glue-point="2" draw:end-shape="id11" svg:d="M9600 5400v1150h50v1150" svg:viewBox="0 0 51 2301">
          <text:p/>
        </draw:connector>
        <draw:custom-shape draw:style-name="gr11" draw:text-style-name="P3" draw:layer="layout" svg:width="17.4cm" svg:height="4.3cm" svg:x="1.8cm" svg:y="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2.1cm" svg:height="1.9cm" svg:x="3.9cm" svg:y="2.3cm">
          <text:p text:style-name="P1"><text:span text:style-name="T1">Postman <text:s/></text:span><text:span text:style-name="T2"><text:a xlink:href="http://localhost:46150/user/1" xlink:type="simple">http://localhost:46150/user/1</text:a></text:span></text:p>
          <text:p text:style-name="P1"><text:span text:style-name="T2">Method=g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_20_unfilled" draw:display-name="Square unfilled" svg:viewBox="0 0 300 300" svg:d="M0 0h300v300h-300zM20 20h260v260h-2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00:03:21.698475667</meta:creation-date>
    <dc:date>2020-04-28T00:24:47.961696372</dc:date>
    <meta:editing-duration>PT43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